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" fo:font-size="14pt" style:font-name-asian="Consolas1" style:font-size-asian="14pt" style:font-name-complex="Consolas1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9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0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5" office:value-type="string">
            <text:p>MN</text:p>
          </table:table-cell>
          <table:table-cell table:style-name="ce26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5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</text:span><text:span text:style-name="T1">extrait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</text:span><text:span text:style-name="T1">extraite 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, <text:span text:style-name="T1">Estampe </text:span><text:span text:style-name="T1">extraite 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</text:span><text:span text:style-name="T1">extraite 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</text:span><text:span text:style-name="T3">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/03/2020</text:date>, <text:time>21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23T21:08:46.16</dc:date>
    <meta:editing-cycles>14</meta:editing-cycles>
    <meta:editing-duration>PT1H49M32S</meta:editing-duration>
    <meta:document-statistic meta:table-count="1" meta:cell-count="7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